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06cm"/>
    </style:style>
    <style:style style:name="co3" style:family="table-column">
      <style:table-column-properties fo:break-before="auto" style:column-width="1.526cm"/>
    </style:style>
    <style:style style:name="co4" style:family="table-column">
      <style:table-column-properties fo:break-before="auto" style:column-width="1.469cm"/>
    </style:style>
    <style:style style:name="co5" style:family="table-column">
      <style:table-column-properties fo:break-before="auto" style:column-width="2.912cm"/>
    </style:style>
    <style:style style:name="co6" style:family="table-column">
      <style:table-column-properties fo:break-before="auto" style:column-width="3.191cm"/>
    </style:style>
    <style:style style:name="co7" style:family="table-column">
      <style:table-column-properties fo:break-before="auto" style:column-width="6.63cm"/>
    </style:style>
    <style:style style:name="ro1"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style>
    <style:style style:name="ce4" style:family="table-cell" style:parent-style-name="Default">
      <style:table-cell-properties fo:wrap-option="no-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1" table:number-columns-repeated="2" table:default-cell-style-name="Default"/>
        <table:table-row table:style-name="ro2">
          <table:table-cell office:value-type="string">
            <text:p>titulo</text:p>
          </table:table-cell>
          <table:table-cell office:value-type="string">
            <text:p>año</text:p>
          </table:table-cell>
          <table:table-cell office:value-type="string">
            <text:p>duracion</text:p>
          </table:table-cell>
          <table:table-cell office:value-type="string">
            <text:p>director</text:p>
          </table:table-cell>
          <table:table-cell office:value-type="string">
            <text:p>reparto</text:p>
          </table:table-cell>
          <table:table-cell office:value-type="string">
            <text:p>sinopsis</text:p>
          </table:table-cell>
          <table:table-cell office:value-type="string">
            <text:p>genero</text:p>
          </table:table-cell>
          <table:table-cell office:value-type="string">
            <text:p>titulo original</text:p>
          </table:table-cell>
        </table:table-row>
        <table:table-row table:style-name="ro2">
          <table:table-cell office:value-type="string">
            <text:p>Jesucristo Cazavampiros</text:p>
          </table:table-cell>
          <table:table-cell table:style-name="ce1" office:value-type="float" office:value="2001">
            <text:p>2001</text:p>
          </table:table-cell>
          <table:table-cell table:style-name="ce1" office:value-type="string">
            <text:p>85  </text:p>
          </table:table-cell>
          <table:table-cell table:style-name="ce1" office:value-type="string">
            <text:p><text:a xlink:href="https://www.filmaffinity.com/es/search.php?stype=director&amp;sn&amp;stext=Lee%20Demarbre">Lee Demarbre</text:a> </text:p>
          </table:table-cell>
          <table:table-cell table:style-name="ce1" office:value-type="string">
            <text:p><text:a xlink:href="https://www.filmaffinity.com/es/search.php?stype=cast&amp;sn&amp;stext=Phil%20Caracas">Phil Caracas</text:a>, <text:a xlink:href="https://www.filmaffinity.com/es/search.php?stype=cast&amp;sn&amp;stext=Maria%20Moulton">Maria Moulton</text:a>, <text:a xlink:href="https://www.filmaffinity.com/es/search.php?stype=cast&amp;sn&amp;stext=Jeff%20Moffet">Jeff Moffet</text:a>, <text:a xlink:href="https://www.filmaffinity.com/es/search.php?stype=cast&amp;sn&amp;stext=Murielle%20Varhelyi">Murielle Varhelyi</text:a>, <text:a xlink:href="https://www.filmaffinity.com/es/search.php?stype=cast&amp;sn&amp;stext=Ian%20Driscoll">Ian Driscoll</text:a>, <text:a xlink:href="https://www.filmaffinity.com/es/search.php?stype=cast&amp;sn&amp;stext=Josh%20Grace">Josh Grace</text:a>, <text:a xlink:href="https://www.filmaffinity.com/es/search.php?stype=cast&amp;sn&amp;stext=Tim%20Devries">Tim Devries</text:a> </text:p>
          </table:table-cell>
          <table:table-cell table:style-name="ce4" office:value-type="string">
            <text:p>El juicio final está cada vez más cerca. Jesucristo ha vuelto al mundo para llevar a cabo una última misión, antes de juzgar a la Humanidad por sus pecados. Esta misión consiste en acabar de una vez por todas con un ejército de vampiros capaz de resistir la luz del día. </text:p>
          </table:table-cell>
          <table:table-cell office:value-type="string">
            <text:p>vampiros, seres mitlogicos</text:p>
          </table:table-cell>
          <table:table-cell table:style-name="ce1" office:value-type="string">
            <text:p>Jesus Christ Vampire Hunter</text:p>
          </table:table-cell>
        </table:table-row>
        <table:table-row table:style-name="ro2">
          <table:table-cell office:value-type="string">
            <text:p>Sharknado</text:p>
          </table:table-cell>
          <table:table-cell table:style-name="ce1" office:value-type="float" office:value="2013">
            <text:p>2013</text:p>
          </table:table-cell>
          <table:table-cell office:value-type="float" office:value="90">
            <text:p>90</text:p>
          </table:table-cell>
          <table:table-cell table:style-name="ce1" office:value-type="string">
            <text:p><text:a xlink:href="https://www.filmaffinity.com/es/search.php?stype=director&amp;sn&amp;stext=Anthony%20C.%20Ferrante">Anthony C. Ferrante</text:a> </text:p>
          </table:table-cell>
          <table:table-cell table:style-name="ce1" office:value-type="string">
            <text:p><text:a xlink:href="https://www.filmaffinity.com/es/search.php?stype=cast&amp;sn&amp;stext=Ian%20Ziering">Ian Ziering</text:a>, <text:a xlink:href="https://www.filmaffinity.com/es/search.php?stype=cast&amp;sn&amp;stext=Tara%20Reid">Tara Reid</text:a>, <text:a xlink:href="https://www.filmaffinity.com/es/search.php?stype=cast&amp;sn&amp;stext=John%20Heard">John Heard</text:a>, <text:a xlink:href="https://www.filmaffinity.com/es/search.php?stype=cast&amp;sn&amp;stext=Cassandra%20Scerbo">Cassandra Scerbo</text:a>, <text:a xlink:href="https://www.filmaffinity.com/es/search.php?stype=cast&amp;sn&amp;stext=Tiffany%20Cole">Tiffany Cole</text:a>, <text:a xlink:href="https://www.filmaffinity.com/es/search.php?stype=cast&amp;sn&amp;stext=Alex%20Arleo">Alex Arleo</text:a>, <text:a xlink:href="https://www.filmaffinity.com/es/search.php?stype=cast&amp;sn&amp;stext=Diane%20Chambers">Diane Chambers</text:a>, <text:a xlink:href="https://www.filmaffinity.com/es/search.php?stype=cast&amp;sn&amp;stext=Jaason%20Simmons">Jaason Simmons</text:a>, <text:a xlink:href="https://www.filmaffinity.com/es/search.php?stype=cast&amp;sn&amp;stext=Chuck%20Hittinger">Chuck Hittinger</text:a>, <text:a xlink:href="https://www.filmaffinity.com/es/search.php?stype=cast&amp;sn&amp;stext=Sumiko%20Braun">Sumiko Braun</text:a>, <text:a xlink:href="https://www.filmaffinity.com/es/search.php?stype=cast&amp;sn&amp;stext=Marcus%20Choi">Marcus Choi</text:a>, <text:a xlink:href="https://www.filmaffinity.com/es/search.php?stype=cast&amp;sn&amp;stext=Julie%20McCullough">Julie McCullough</text:a>, <text:a xlink:href="https://www.filmaffinity.com/es/search.php?stype=cast&amp;sn&amp;stext=Israel%20Sáez%20de%20Miguel">Israel Sáez de Miguel</text:a>, <text:a xlink:href="https://www.filmaffinity.com/es/search.php?stype=cast&amp;sn&amp;stext=Aubrey%20Peeples">Aubrey Peeples</text:a>, <text:a xlink:href="https://www.filmaffinity.com/es/search.php?stype=cast&amp;sn&amp;stext=Christopher%20Wolfe">Christopher Wolfe</text:a>, <text:a xlink:href="https://www.filmaffinity.com/es/search.php?stype=cast&amp;sn&amp;stext=Michael%20Teh">Michael Teh</text:a>, <text:a xlink:href="https://www.filmaffinity.com/es/search.php?stype=cast&amp;sn&amp;stext=Connor%20Weil">Connor Weil</text:a>, <text:a xlink:href="https://www.filmaffinity.com/es/search.php?stype=cast&amp;sn&amp;stext=Steve%20Moulton">Steve Moulton</text:a> </text:p>
          </table:table-cell>
          <table:table-cell table:style-name="ce4" office:value-type="string">
            <text:p>Una ciudad está aterrorizada por miles de tiburones que han sido transportados por un huracán. Cuando los tornados se empiezan a formar, los mortíferos escualos comienzan su destrucción en el agua, la tierra y en el aire.  </text:p>
          </table:table-cell>
          <table:table-cell office:value-type="string">
            <text:p>animales, apocalipsis</text:p>
          </table:table-cell>
          <table:table-cell office:value-type="string">
            <text:p>Sharknado</text:p>
          </table:table-cell>
        </table:table-row>
        <table:table-row table:style-name="ro2">
          <table:table-cell office:value-type="string">
            <text:p>zombies nazis</text:p>
          </table:table-cell>
          <table:table-cell table:style-name="ce1" office:value-type="float" office:value="2009">
            <text:p>2009</text:p>
          </table:table-cell>
          <table:table-cell office:value-type="float" office:value="90">
            <text:p>90</text:p>
          </table:table-cell>
          <table:table-cell table:style-name="ce1" office:value-type="string">
            <text:p><text:a xlink:href="https://www.filmaffinity.com/es/search.php?stype=director&amp;sn&amp;stext=Tommy%20Wirkola">Tommy Wirkola</text:a> </text:p>
          </table:table-cell>
          <table:table-cell table:style-name="ce1" office:value-type="string">
            <text:p><text:a xlink:href="https://www.filmaffinity.com/es/search.php?stype=cast&amp;sn&amp;stext=Vegar%20Hoel">Vegar Hoel</text:a>, <text:a xlink:href="https://www.filmaffinity.com/es/search.php?stype=cast&amp;sn&amp;stext=Ørjan%20Gamst">Ørjan Gamst</text:a>, <text:a xlink:href="https://www.filmaffinity.com/es/search.php?stype=cast&amp;sn&amp;stext=Ane%20Dahl%20Torp">Ane Dahl Torp</text:a>, <text:a xlink:href="https://www.filmaffinity.com/es/search.php?stype=cast&amp;sn&amp;stext=Jenny%20Skavlan">Jenny Skavlan</text:a>, <text:a xlink:href="https://www.filmaffinity.com/es/search.php?stype=cast&amp;sn&amp;stext=Bjørn%20Sundquist">Bjørn Sundquist</text:a>, <text:a xlink:href="https://www.filmaffinity.com/es/search.php?stype=cast&amp;sn&amp;stext=Stig%20Frode%20Henriksen">Stig Frode Henriksen</text:a>, <text:a xlink:href="https://www.filmaffinity.com/es/search.php?stype=cast&amp;sn&amp;stext=Charlotte%20Frogner">Charlotte Frogner</text:a>, <text:a xlink:href="https://www.filmaffinity.com/es/search.php?stype=cast&amp;sn&amp;stext=Lasse%20Valdal">Lasse Valdal</text:a>, <text:a xlink:href="https://www.filmaffinity.com/es/search.php?stype=cast&amp;sn&amp;stext=Jeppe%20Beck%20Laursen">Jeppe Beck Laursen</text:a> </text:p>
          </table:table-cell>
          <table:table-cell table:style-name="ce4" office:value-type="string">
            <text:p>Un grupo de amigos, todos jóvenes snowboarders, tenía todo lo necesario para pasar unas vacaciones geniales en la montaña: cabaña, esquíes, motos de nieve, trineos, grandes cantidades de cerveza y mucha hormona desatada. Pero con lo que no contaban era con que iban a sufrir los ataques de unos terribles e implacables zombies que en su día fueron soldados nazis. </text:p>
          </table:table-cell>
          <table:table-cell office:value-type="string">
            <text:p>zombies, nazis</text:p>
          </table:table-cell>
          <table:table-cell table:style-name="ce1" office:value-type="string">
            <text:p>Dead Snow </text:p>
          </table:table-cell>
        </table:table-row>
        <table:table-row table:style-name="ro2">
          <table:table-cell office:value-type="string">
            <text:p>Zombies en la luna</text:p>
          </table:table-cell>
          <table:table-cell office:value-type="float" office:value="2012">
            <text:p>2012</text:p>
          </table:table-cell>
          <table:table-cell office:value-type="float" office:value="93">
            <text:p>93</text:p>
          </table:table-cell>
          <table:table-cell table:style-name="ce1" office:value-type="string">
            <text:p><text:a xlink:href="https://www.filmaffinity.com/es/search.php?stype=director&amp;sn&amp;stext=Timo%20Vuorensola">Timo Vuorensola</text:a> </text:p>
          </table:table-cell>
          <table:table-cell table:style-name="ce1" office:value-type="string">
            <text:p><text:a xlink:href="https://www.filmaffinity.com/es/search.php?stype=cast&amp;sn&amp;stext=Julia%20Dietze">Julia Dietze</text:a>, <text:a xlink:href="https://www.filmaffinity.com/es/search.php?stype=cast&amp;sn&amp;stext=Christopher%20Kirby">Christopher Kirby</text:a>, <text:a xlink:href="https://www.filmaffinity.com/es/search.php?stype=cast&amp;sn&amp;stext=Götz%20Otto">Götz Otto</text:a>, <text:a xlink:href="https://www.filmaffinity.com/es/search.php?stype=cast&amp;sn&amp;stext=Tilo%20Prückner">Tilo Prückner</text:a>, <text:a xlink:href="https://www.filmaffinity.com/es/search.php?stype=cast&amp;sn&amp;stext=Peta%20Sergeant">Peta Sergeant</text:a>, <text:a xlink:href="https://www.filmaffinity.com/es/search.php?stype=cast&amp;sn&amp;stext=Stephanie%20Paul">Stephanie Paul</text:a>, <text:a xlink:href="https://www.filmaffinity.com/es/search.php?stype=cast&amp;sn&amp;stext=Udo%20Kier">Udo Kier</text:a>, <text:a xlink:href="https://www.filmaffinity.com/es/search.php?stype=cast&amp;sn&amp;stext=Kym%20Jackson">Kym Jackson</text:a>, <text:a xlink:href="https://www.filmaffinity.com/es/search.php?stype=cast&amp;sn&amp;stext=Yuki%20Iwamoto">Yuki Iwamoto</text:a>, <text:a xlink:href="https://www.filmaffinity.com/es/search.php?stype=cast&amp;sn&amp;stext=George%20Koutros">George Koutros</text:a>, <text:a xlink:href="https://www.filmaffinity.com/es/search.php?stype=cast&amp;sn&amp;stext=Fang%20Yu">Fang Yu</text:a>, <text:a xlink:href="https://www.filmaffinity.com/es/search.php?stype=cast&amp;sn&amp;stext=James%20Quinn">James Quinn</text:a> </text:p>
          </table:table-cell>
          <table:table-cell table:style-name="ce4" office:value-type="string">
            <text:p>A finales de la Segunda Guerra Mundial un grupo de científicos nazis lanzó un cohete en dirección a la cara oculta de la Luna. Una vez allí, establecieron un campamento secreto que les permitió recomponerse y formar un nuevo ejercito. 2018 es el año que han escogido para regresar a la Tierra, con una misión muy clara: dominar, de una vez por todas, a la Humanidad. La amenaza de un posible IV Reich todavía pervive en el subconsciente colectivo, y Timo Vuorensola ha decidido convertirla en materia prima de una comedia paródica y descacharrante. Creada por el equipo que realizó "Star Wreck: In the Pirkinning".  </text:p>
          </table:table-cell>
          <table:table-cell office:value-type="string">
            <text:p>Sci-fi, nazis</text:p>
          </table:table-cell>
          <table:table-cell office:value-type="string">
            <text:p>Iron Sky</text:p>
          </table:table-cell>
        </table:table-row>
        <table:table-row table:style-name="ro2">
          <table:table-cell office:value-type="string">
            <text:p>Karate a muerte en Torremolinos</text:p>
          </table:table-cell>
          <table:table-cell office:value-type="float" office:value="2003">
            <text:p>2003</text:p>
          </table:table-cell>
          <table:table-cell office:value-type="float" office:value="79">
            <text:p>79</text:p>
          </table:table-cell>
          <table:table-cell table:style-name="ce1" office:value-type="string">
            <text:p><text:a xlink:href="https://www.filmaffinity.com/es/search.php?stype=director&amp;sn&amp;stext=Pedro%20Temboury">Pedro Temboury</text:a> </text:p>
          </table:table-cell>
          <table:table-cell table:style-name="ce1" office:value-type="string">
            <text:p><text:a xlink:href="https://www.filmaffinity.com/es/search.php?stype=cast&amp;sn&amp;stext=Curro%20Cruz">Curro Cruz</text:a>, <text:a xlink:href="https://www.filmaffinity.com/es/search.php?stype=cast&amp;sn&amp;stext=Jesús%20Franco">Jesús Franco</text:a>, <text:a xlink:href="https://www.filmaffinity.com/es/search.php?stype=cast&amp;sn&amp;stext=Sonia%20Okomo">Sonia Okomo</text:a>, <text:a xlink:href="https://www.filmaffinity.com/es/search.php?stype=cast&amp;sn&amp;stext=Paul%20Lapidus">Paul Lapidus</text:a>, <text:a xlink:href="https://www.filmaffinity.com/es/search.php?stype=cast&amp;sn&amp;stext=Julio%20San%20Juan">Julio San Juan</text:a>, <text:a xlink:href="https://www.filmaffinity.com/es/search.php?stype=cast&amp;sn&amp;stext=Juanma%20Lara">Juanma Lara</text:a>, <text:a xlink:href="https://www.filmaffinity.com/es/search.php?stype=cast&amp;sn&amp;stext=Carol%20Salvador">Carol Salvador</text:a>, <text:a xlink:href="https://www.filmaffinity.com/es/search.php?stype=cast&amp;sn&amp;stext=Lucio%20Romero">Lucio Romero</text:a>, <text:a xlink:href="https://www.filmaffinity.com/es/search.php?stype=cast&amp;sn&amp;stext=Manuel%20Romo">Manuel Romo</text:a>, <text:a xlink:href="https://www.filmaffinity.com/es/search.php?stype=cast&amp;sn&amp;stext=Angie%20Barea">Angie Barea</text:a>, <text:a xlink:href="https://www.filmaffinity.com/es/search.php?stype=cast&amp;sn&amp;stext=Pedro%20Temboury">Pedro Temboury</text:a>, <text:a xlink:href="https://www.filmaffinity.com/es/search.php?stype=cast&amp;sn&amp;stext=Jordi%20Costa">Jordi Costa</text:a> </text:p>
          </table:table-cell>
          <table:table-cell table:style-name="ce4" office:value-type="string">
            <text:p>Torremolinos, año 2000. La que parece una de las ciudades más ociosas del mundo está a punto de sumergirse en una ola de terror. El malévolo Dr. Malvedades llega a la ciudad para resucitar a cuatro karatecas que murieron ahogados en la bahía de Málaga cuando ejercían como asesinos a sueldo durante la II Guerra Mundial. Con la ayuda de los zombies, secuestrará a cinco adolescentes recién desvirgadas, a quienes utilizará para despertar al monstruo Jocántaro, engendro mitad centollo mitad pulpo que dormita en algún lugar de la costa, y conseguir dominar el mundo. Entre las secuestradas se haya Danuta, la novia de un surfer católico y voluntariamente célibe, Jess, que hará lo imposible para rescatarla. Para ello reúne a sus amigos -un cura, una monja, un yuppie y un karateca-, y juntos invocan al espíritu del profesor Miyagi, quien les enseña el difícil arte del karate para hacer frente a los esbirros del Dr. Malvedades. Mientras tanto, las autoridades, desconcertadas ante la ola de secuestros, encargan primero a Chuck Lee, karateca de fama internacional, y después al Dr. Orloff, un parapsicólogo en perpetuo trance cannábico, el rescate de las adolescentes y la lucha contra el Dr. Malvedades. </text:p>
          </table:table-cell>
          <table:table-cell office:value-type="string">
            <text:p>artes marciales</text:p>
          </table:table-cell>
          <table:table-cell/>
        </table:table-row>
        <table:table-row table:style-name="ro2">
          <table:table-cell table:style-name="ce1" office:value-type="string">
            <text:p>For Your Height Only (For Y'ur Height Only)</text:p>
          </table:table-cell>
          <table:table-cell table:style-name="ce1" office:value-type="float" office:value="1981">
            <text:p>1981</text:p>
          </table:table-cell>
          <table:table-cell/>
          <table:table-cell table:style-name="ce1" office:value-type="string">
            <text:p><text:a xlink:href="https://www.filmaffinity.com/es/search.php?stype=director&amp;sn&amp;stext=Eddie%20Nicart">Eddie Nicart</text:a> </text:p>
          </table:table-cell>
          <table:table-cell table:style-name="ce1" office:value-type="string">
            <text:p><text:a xlink:href="https://www.filmaffinity.com/es/search.php?stype=cast&amp;sn&amp;stext=Weng%20Weng">Weng Weng</text:a>, <text:a xlink:href="https://www.filmaffinity.com/es/search.php?stype=cast&amp;sn&amp;stext=Yehlen%20Catral">Yehlen Catral</text:a>, <text:a xlink:href="https://www.filmaffinity.com/es/search.php?stype=cast&amp;sn&amp;stext=Carmi%20Martin">Carmi Martin</text:a>, <text:a xlink:href="https://www.filmaffinity.com/es/search.php?stype=cast&amp;sn&amp;stext=Anna%20Marie%20Gutierrez">Anna Marie Gutierrez</text:a>, <text:a xlink:href="https://www.filmaffinity.com/es/search.php?stype=cast&amp;sn&amp;stext=Beth%20Sandoval">Beth Sandoval</text:a>, <text:a xlink:href="https://www.filmaffinity.com/es/search.php?stype=cast&amp;sn&amp;stext=Max%20Alvarado">Max Alvarado</text:a>, <text:a xlink:href="https://www.filmaffinity.com/es/search.php?stype=cast&amp;sn&amp;stext=Mike%20Cohen">Mike Cohen</text:a> </text:p>
          </table:table-cell>
          <table:table-cell table:style-name="ce1" office:value-type="string">
            <text:p>Weng Weng es el Agente 00 (o "Bruce Linito", el Agente 3 1/2 según el doblaje): un grotesco enano imitador de James Bond que trata de impedir los planes de dominación mundial por parte de "las fuerzas del mal" que operan en Manila. Asimismo, se ligará a un buen puñado de mozas a cada cual más bigotuda y dará uso a todo tipo de gadgets, desde un sombrero volador que se mueve por el aire con hilo de pescar, hasta unas gafas especiales que provocan que la gente se desnude. </text:p>
          </table:table-cell>
          <table:table-cell table:number-columns-repeated="2"/>
        </table:table-row>
        <table:table-row table:style-name="ro2">
          <table:table-cell table:style-name="ce1" office:value-type="string">
            <text:p>Santa Claus conquista a los marcianos</text:p>
          </table:table-cell>
          <table:table-cell table:style-name="ce1" office:value-type="float" office:value="1964">
            <text:p>1964</text:p>
          </table:table-cell>
          <table:table-cell table:style-name="ce1" office:value-type="string">
            <text:p>81  </text:p>
          </table:table-cell>
          <table:table-cell table:style-name="ce1" office:value-type="string">
            <text:p><text:a xlink:href="https://www.filmaffinity.com/es/search.php?stype=director&amp;sn&amp;stext=Nicholas%20Webster">Nicholas Webster</text:a> </text:p>
          </table:table-cell>
          <table:table-cell table:style-name="ce1" office:value-type="string">
            <text:p><text:a xlink:href="https://www.filmaffinity.com/es/search.php?stype=cast&amp;sn&amp;stext=John%20Call">John Call</text:a>, <text:a xlink:href="https://www.filmaffinity.com/es/search.php?stype=cast&amp;sn&amp;stext=Leonard%20Hicks">Leonard Hicks</text:a>, <text:a xlink:href="https://www.filmaffinity.com/es/search.php?stype=cast&amp;sn&amp;stext=Vincent%20Beck">Vincent Beck</text:a>, <text:a xlink:href="https://www.filmaffinity.com/es/search.php?stype=cast&amp;sn&amp;stext=Bill%20McCutcheon">Bill McCutcheon</text:a>, <text:a xlink:href="https://www.filmaffinity.com/es/search.php?stype=cast&amp;sn&amp;stext=Victor%20Stiles">Victor Stiles</text:a>, <text:a xlink:href="https://www.filmaffinity.com/es/search.php?stype=cast&amp;sn&amp;stext=Pia%20Zadora">Pia Zadora</text:a> </text:p>
          </table:table-cell>
          <table:table-cell table:style-name="ce1" office:value-type="string">
            <text:p>Los marcianos, preocupados porque sus hijos están obsesionados con los programas de televisión de la Tierra que ensalzan a Santa Claus, deciden venir a la Tierra para secuestrarle.. </text:p>
          </table:table-cell>
          <table:table-cell office:value-type="string">
            <text:p>navideña, aliens</text:p>
          </table:table-cell>
          <table:table-cell table:style-name="ce1" office:value-type="string">
            <text:p>Santa Claus Conquers the Martians</text:p>
          </table:table-cell>
        </table:table-row>
        <table:table-row table:style-name="ro2">
          <table:table-cell table:style-name="ce1" office:value-type="string">
            <text:p>Slenderman </text:p>
          </table:table-cell>
          <table:table-cell office:value-type="float" office:value="2018">
            <text:p>2018</text:p>
          </table:table-cell>
          <table:table-cell office:value-type="float" office:value="93">
            <text:p>93</text:p>
          </table:table-cell>
          <table:table-cell table:style-name="ce1" office:value-type="string">
            <text:p><text:a xlink:href="https://www.filmaffinity.com/es/search.php?stype=director&amp;sn&amp;stext=Sylvain%20White">Sylvain White</text:a> </text:p>
          </table:table-cell>
          <table:table-cell table:style-name="ce1" office:value-type="string">
            <text:p><text:a xlink:href="https://www.filmaffinity.com/es/search.php?stype=cast&amp;sn&amp;stext=Joey%20King">Joey King</text:a>, <text:a xlink:href="https://www.filmaffinity.com/es/search.php?stype=cast&amp;sn&amp;stext=Annalise%20Basso">Annalise Basso</text:a>, <text:a xlink:href="https://www.filmaffinity.com/es/search.php?stype=cast&amp;sn&amp;stext=Javier%20Botet">Javier Botet</text:a>, <text:a xlink:href="https://www.filmaffinity.com/es/search.php?stype=cast&amp;sn&amp;stext=Julia%20Goldani%20Telles">Julia Goldani Telles</text:a>, <text:a xlink:href="https://www.filmaffinity.com/es/search.php?stype=cast&amp;sn&amp;stext=Jaz%20Sinclair">Jaz Sinclair</text:a>, <text:a xlink:href="https://www.filmaffinity.com/es/search.php?stype=cast&amp;sn&amp;stext=Kevin%20Chapman">Kevin Chapman</text:a>, <text:a xlink:href="https://www.filmaffinity.com/es/search.php?stype=cast&amp;sn&amp;stext=Michael%20Reilly%20Burke">Michael Reilly Burke</text:a>, <text:a xlink:href="https://www.filmaffinity.com/es/search.php?stype=cast&amp;sn&amp;stext=Alex%20Fitzalan">Alex Fitzalan</text:a>, <text:a xlink:href="https://www.filmaffinity.com/es/search.php?stype=cast&amp;sn&amp;stext=Jessica%20Blank">Jessica Blank</text:a>, <text:a xlink:href="https://www.filmaffinity.com/es/search.php?stype=cast&amp;sn&amp;stext=Taylor%20Richardson">Taylor Richardson</text:a>, <text:a xlink:href="https://www.filmaffinity.com/es/search.php?stype=cast&amp;sn&amp;stext=Eddie%20Frateschi">Eddie Frateschi</text:a> </text:p>
          </table:table-cell>
          <table:table-cell table:style-name="ce1" office:value-type="string">
            <text:p>“El hombre más pálido. El traje más oscuro. Más grande que el gigante más alto. Ten miedo de este hombre: Slender Man ya que puede hacer lo que nadie puede”. Estas son algunas de las características que usuarios del internet dieron al personaje ficticio de terror Slender Man (el hombre delgado). Ahora la criatura llega a la gran pantalla con este film de terror, que nace de una de las leyendas urbanas de la web más populares, en base de una recopilación de imágenes en el foro Something Awful y, hoy en día, pertenece a la cultura "creepypasta" </text:p>
          </table:table-cell>
          <table:table-cell office:value-type="string">
            <text:p>terror</text:p>
          </table:table-cell>
          <table:table-cell/>
        </table:table-row>
        <table:table-row table:style-name="ro2">
          <table:table-cell office:value-type="string">
            <text:p>Barbarella</text:p>
          </table:table-cell>
          <table:table-cell office:value-type="float" office:value="1967">
            <text:p>1967</text:p>
          </table:table-cell>
          <table:table-cell office:value-type="float" office:value="98">
            <text:p>98</text:p>
          </table:table-cell>
          <table:table-cell table:style-name="ce1" office:value-type="string">
            <text:p><text:a xlink:href="https://www.filmaffinity.com/es/search.php?stype=director&amp;sn&amp;stext=Roger%20Vadim">Roger Vadim</text:a> </text:p>
          </table:table-cell>
          <table:table-cell table:style-name="ce1" office:value-type="string">
            <text:p><text:a xlink:href="https://www.filmaffinity.com/es/search.php?stype=cast&amp;sn&amp;stext=Jane%20Fonda">Jane Fonda</text:a>, <text:a xlink:href="https://www.filmaffinity.com/es/search.php?stype=cast&amp;sn&amp;stext=John%20Phillip%20Law">John Phillip Law</text:a>, <text:a xlink:href="https://www.filmaffinity.com/es/search.php?stype=cast&amp;sn&amp;stext=Marcel%20Marceau">Marcel Marceau</text:a>, <text:a xlink:href="https://www.filmaffinity.com/es/search.php?stype=cast&amp;sn&amp;stext=David%20Hemmings">David Hemmings</text:a>, <text:a xlink:href="https://www.filmaffinity.com/es/search.php?stype=cast&amp;sn&amp;stext=Ugo%20Tognazzi">Ugo Tognazzi</text:a>, <text:a xlink:href="https://www.filmaffinity.com/es/search.php?stype=cast&amp;sn&amp;stext=Anita%20Pallenberg">Anita Pallenberg</text:a>, <text:a xlink:href="https://www.filmaffinity.com/es/search.php?stype=cast&amp;sn&amp;stext=Milo%20O%27Shea">Milo O'Shea</text:a>, <text:a xlink:href="https://www.filmaffinity.com/es/search.php?stype=cast&amp;sn&amp;stext=Claude%20Dauphin">Claude Dauphin</text:a>, <text:a xlink:href="https://www.filmaffinity.com/es/search.php?stype=cast&amp;sn&amp;stext=Serge%20Marquand">Serge Marquand</text:a>, <text:a xlink:href="https://www.filmaffinity.com/es/search.php?stype=cast&amp;sn&amp;stext=Véronique%20Vendell">Véronique Vendell</text:a>, <text:a xlink:href="https://www.filmaffinity.com/es/search.php?stype=cast&amp;sn&amp;stext=Romolo%20Valli">Romolo Valli</text:a> </text:p>
          </table:table-cell>
          <table:table-cell table:style-name="ce1" office:value-type="string">
            <text:p>Año 40.000. Planeta Lythion. La intrépida Barbarella aterriza en un misterioso planeta donde vivirá toda clase de aventuras, peligros y placeres. </text:p>
          </table:table-cell>
          <table:table-cell office:value-type="string">
            <text:p>aventuras, erótico</text:p>
          </table:table-cell>
          <table:table-cell/>
        </table:table-row>
        <table:table-row table:style-name="ro2">
          <table:table-cell office:value-type="string">
            <text:p>Flash Gordon</text:p>
          </table:table-cell>
          <table:table-cell table:style-name="ce1" office:value-type="float" office:value="1980">
            <text:p>1980</text:p>
          </table:table-cell>
          <table:table-cell office:value-type="float" office:value="110">
            <text:p>110</text:p>
          </table:table-cell>
          <table:table-cell table:style-name="ce1" office:value-type="string">
            <text:p><text:a xlink:href="https://www.filmaffinity.com/es/search.php?stype=director&amp;sn&amp;stext=Mike%20Hodges">Mike Hodges</text:a> </text:p>
          </table:table-cell>
          <table:table-cell table:style-name="ce1" office:value-type="string">
            <text:p><text:a xlink:href="https://www.filmaffinity.com/es/search.php?stype=cast&amp;sn&amp;stext=Sam%20J.%20Jones">Sam J. Jones</text:a>, <text:a xlink:href="https://www.filmaffinity.com/es/search.php?stype=cast&amp;sn&amp;stext=Melody%20Anderson">Melody Anderson</text:a>, <text:a xlink:href="https://www.filmaffinity.com/es/search.php?stype=cast&amp;sn&amp;stext=Max%20von%20Sydow">Max von Sydow</text:a>, <text:a xlink:href="https://www.filmaffinity.com/es/search.php?stype=cast&amp;sn&amp;stext=Topol">Topol</text:a>, <text:a xlink:href="https://www.filmaffinity.com/es/search.php?stype=cast&amp;sn&amp;stext=Ornella%20Muti">Ornella Muti</text:a>, <text:a xlink:href="https://www.filmaffinity.com/es/search.php?stype=cast&amp;sn&amp;stext=Timothy%20Dalton">Timothy Dalton</text:a>, <text:a xlink:href="https://www.filmaffinity.com/es/search.php?stype=cast&amp;sn&amp;stext=Richard%20O%27Brien">Richard O'Brien</text:a>, <text:a xlink:href="https://www.filmaffinity.com/es/search.php?stype=cast&amp;sn&amp;stext=Philip%20Stone">Philip Stone</text:a>, <text:a xlink:href="https://www.filmaffinity.com/es/search.php?stype=cast&amp;sn&amp;stext=Brian%20Blessed">Brian Blessed</text:a>, <text:a xlink:href="https://www.filmaffinity.com/es/search.php?stype=cast&amp;sn&amp;stext=Peter%20Wyngarde">Peter Wyngarde</text:a>, <text:a xlink:href="https://www.filmaffinity.com/es/search.php?stype=cast&amp;sn&amp;stext=Mariangela%20Melato">Mariangela Melato</text:a>, <text:a xlink:href="https://www.filmaffinity.com/es/search.php?stype=cast&amp;sn&amp;stext=George%20Harris">George Harris</text:a>, <text:a xlink:href="https://www.filmaffinity.com/es/search.php?stype=cast&amp;sn&amp;stext=John%20Osborne">John Osborne</text:a>, <text:a xlink:href="https://www.filmaffinity.com/es/search.php?stype=cast&amp;sn&amp;stext=Ted%20Carroll">Ted Carroll</text:a>, <text:a xlink:href="https://www.filmaffinity.com/es/search.php?stype=cast&amp;sn&amp;stext=John%20Hallam">John Hallam</text:a> </text:p>
          </table:table-cell>
          <table:table-cell table:style-name="ce1" office:value-type="string">
            <text:p>El doctor Zarkov, un científico expulsado de la NASA, viaja en un cohete espacial con el joven jugador de rugby Flash Gordon y su amiga Dale Arden. Los tres intentarán salvar al planeta de la amenaza de Ming, el emperador del lejano reino Mongo, que ha lanzado una de sus lunas para que choque contra la Tierra. Adaptación al cine de un cómic de Alex Raymond. </text:p>
          </table:table-cell>
          <table:table-cell office:value-type="string">
            <text:p>aventuras, sci-fi</text:p>
          </table:table-cell>
          <table:table-cell/>
        </table:table-row>
        <table:table-row table:style-name="ro2">
          <table:table-cell office:value-type="string">
            <text:p>The human centipede</text:p>
          </table:table-cell>
          <table:table-cell office:value-type="float" office:value="2009">
            <text:p>2009</text:p>
          </table:table-cell>
          <table:table-cell office:value-type="float" office:value="90">
            <text:p>90</text:p>
          </table:table-cell>
          <table:table-cell table:style-name="ce1" office:value-type="string">
            <text:p><text:a xlink:href="https://www.filmaffinity.com/es/search.php?stype=director&amp;sn&amp;stext=Tom%20Six">Tom Six</text:a> </text:p>
          </table:table-cell>
          <table:table-cell table:style-name="ce1" office:value-type="string">
            <text:p><text:a xlink:href="https://www.filmaffinity.com/es/search.php?stype=cast&amp;sn&amp;stext=Dieter%20Laser">Dieter Laser</text:a>, <text:a xlink:href="https://www.filmaffinity.com/es/search.php?stype=cast&amp;sn&amp;stext=Ashley%20C.%20Williams">Ashley C. Williams</text:a>, <text:a xlink:href="https://www.filmaffinity.com/es/search.php?stype=cast&amp;sn&amp;stext=Ashlynn%20Yennie">Ashlynn Yennie</text:a>, <text:a xlink:href="https://www.filmaffinity.com/es/search.php?stype=cast&amp;sn&amp;stext=Akihiro%20Kitamura">Akihiro Kitamura</text:a>, <text:a xlink:href="https://www.filmaffinity.com/es/search.php?stype=cast&amp;sn&amp;stext=Andreas%20Leupold">Andreas Leupold</text:a>, <text:a xlink:href="https://www.filmaffinity.com/es/search.php?stype=cast&amp;sn&amp;stext=Peter%20Blankenstein">Peter Blankenstein</text:a>, <text:a xlink:href="https://www.filmaffinity.com/es/search.php?stype=cast&amp;sn&amp;stext=Bernd%20Kostrau">Bernd Kostrau</text:a>, <text:a xlink:href="https://www.filmaffinity.com/es/search.php?stype=cast&amp;sn&amp;stext=Rene%20de%20Wit">Rene de Wit</text:a> </text:p>
          </table:table-cell>
          <table:table-cell table:style-name="ce1" office:value-type="string">
            <text:p>El coche de dos chicas norteamericanas que viajan por Europa sufre una avería en medio de un bosque alemán. Buscando ayuda llegan a una casa aislada; al día siguiente, se despiertan en un tétrico sótano junto a un japonés. Poco después descubren que están en manos de un siniestro cirujano alemán especializado en separar a gemelos siameses, pero lo que piensa hacer con ellos supera todos los límites de lo imaginable.  </text:p>
          </table:table-cell>
          <table:table-cell office:value-type="string">
            <text:p>gore, terror</text:p>
          </table:table-cell>
          <table:table-cell/>
        </table:table-row>
        <table:table-row table:style-name="ro2">
          <table:table-cell office:value-type="string">
            <text:p>El maestro del disfraz</text:p>
          </table:table-cell>
          <table:table-cell office:value-type="float" office:value="2002">
            <text:p>2002</text:p>
          </table:table-cell>
          <table:table-cell office:value-type="float" office:value="97">
            <text:p>97</text:p>
          </table:table-cell>
          <table:table-cell table:style-name="ce1" office:value-type="string">
            <text:p><text:a xlink:href="https://www.filmaffinity.com/es/search.php?stype=director&amp;sn&amp;stext=Perry%20Andelin%20Blake">Perry Andelin Blake</text:a> </text:p>
          </table:table-cell>
          <table:table-cell table:style-name="ce1" office:value-type="string">
            <text:p><text:a xlink:href="https://www.filmaffinity.com/es/search.php?stype=cast&amp;sn&amp;stext=Dana%20Carvey">Dana Carvey</text:a>, <text:a xlink:href="https://www.filmaffinity.com/es/search.php?stype=cast&amp;sn&amp;stext=Brent%20Spiner">Brent Spiner</text:a>, <text:a xlink:href="https://www.filmaffinity.com/es/search.php?stype=cast&amp;sn&amp;stext=Jennifer%20Esposito">Jennifer Esposito</text:a>, <text:a xlink:href="https://www.filmaffinity.com/es/search.php?stype=cast&amp;sn&amp;stext=Harold%20Gould">Harold Gould</text:a>, <text:a xlink:href="https://www.filmaffinity.com/es/search.php?stype=cast&amp;sn&amp;stext=James%20Brolin">James Brolin</text:a>, <text:a xlink:href="https://www.filmaffinity.com/es/search.php?stype=cast&amp;sn&amp;stext=Maria%20Canals">Maria Canals</text:a>, <text:a xlink:href="https://www.filmaffinity.com/es/search.php?stype=cast&amp;sn&amp;stext=Mark%20Devine">Mark Devine</text:a>, <text:a xlink:href="https://www.filmaffinity.com/es/search.php?stype=cast&amp;sn&amp;stext=Austin%20Wolff">Austin Wolff</text:a>, <text:a xlink:href="https://www.filmaffinity.com/es/search.php?stype=cast&amp;sn&amp;stext=Edie%20McClurg">Edie McClurg</text:a>, <text:a xlink:href="https://www.filmaffinity.com/es/search.php?stype=cast&amp;sn&amp;stext=Bo%20Derek">Bo Derek</text:a> </text:p>
          </table:table-cell>
          <table:table-cell table:style-name="ce1" office:value-type="string">
            <text:p>Pistachio Disguisey (Carvey) es un camarero que trabaja en el restaurante italiano de su padre, Fabbrizio’s (James Brolin), y que posee un asombroso don para la mímica. Lo que no sabe es que su talento es genético y que es el descendiente de un extenso linaje de "maestros del disfraz", los cuales han heredado un secreto don familiar conocido como "enérgico". Haciendo uso de este poder, el padre de Pistachio puede instantáneamente pasar de ser una famosa estrella del pop, a convertirse en el mejor héroe deportivo de todos los tiempos, permitiéndole el paso a cualquier lugar prohibido. Tan mágica habilidad hace que Fabbrizio sea el blanco perfecto para su archienemigo Devlin Bowman (Brent Spiner), un diabólico cerebro del crimen que planea robar los tesoros más valiosos del mundo. Cuando Fabbrizio y la mamá Disguisey (Edie McClurg) desaparecen de repente, su hijo Pistachio se siente desolado. Proponiéndose rescatar a sus queridos padres, Pistachio se queda estupefacto al enterarse, de la mano de su abuelo (Harold Gould), de la verdad sobre la dinastía Disguisey. El abuelo le enseña las técnicas de transformación "enérgico" con la ayuda de su guapa ayudante Jennifer (Jennifer Esposito). Al principio Pistachio es un patoso, pero poco a poco, aprende a utilizar su poder y llega a hacerse un experto en la utilización de "enérgico", en un intento por entrar en la guarida de Devlin y rescatar a Fabrizio y mamá Disguisey. </text:p>
          </table:table-cell>
          <table:table-cell office:value-type="string">
            <text:p>comedia, accion</text:p>
          </table:table-cell>
          <table:table-cell table:style-name="ce1" office:value-type="string">
            <text:p>The Master of Disguise</text:p>
          </table:table-cell>
        </table:table-row>
        <table:table-row table:style-name="ro2">
          <table:table-cell table:style-name="ce2"/>
          <table:table-cell table:number-columns-repeated="7"/>
        </table:table-row>
        <table:table-row table:style-name="ro2" table:number-rows-repeated="1048561">
          <table:table-cell table:number-columns-repeated="8"/>
        </table:table-row>
        <table:table-row table:style-name="ro2">
          <table:table-cell table:number-columns-repeated="8"/>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3">23/11/2019</text:date>, <text:time>23:3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7M15S</meta:editing-duration>
    <meta:editing-cycles>4</meta:editing-cycles>
    <meta:generator>OpenOffice/4.1.1$Win32 OpenOffice.org_project/411m6$Build-9775</meta:generator>
    <dc:date>2019-11-23T23:32:16.25</dc:date>
    <meta:document-statistic meta:table-count="3" meta:cell-count="96" meta:object-count="0"/>
    <meta:user-defined meta:name="Info 1"/>
    <meta:user-defined meta:name="Info 2"/>
    <meta:user-defined meta:name="Info 3"/>
    <meta:user-defined meta:name="Info 4"/>
  </office:meta>
</office:document-meta>
</file>